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5pt" fo:language="zxx" fo:country="none" officeooo:paragraph-rsid="000759d3" style:font-size-asian="13.1000003814697pt" style:language-asian="zxx" style:country-asian="none" style:font-size-complex="15pt" style:language-complex="zxx" style:country-complex="none"/>
    </style:style>
    <style:style style:name="P2" style:family="paragraph" style:parent-style-name="Standard">
      <style:text-properties style:font-name="Chandas" fo:font-size="15pt" fo:language="zxx" fo:country="none" officeooo:paragraph-rsid="000bfcc3" style:font-size-asian="13.1000003814697pt" style:language-asian="zxx" style:country-asian="none" style:font-size-complex="15pt" style:language-complex="zxx" style:country-complex="none"/>
    </style:style>
    <style:style style:name="P3" style:family="paragraph" style:parent-style-name="Standard">
      <style:text-properties style:font-name="Chandas" fo:font-size="15pt" fo:language="zxx" fo:country="none" fo:font-weight="bold" officeooo:paragraph-rsid="000759d3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4" style:family="paragraph" style:parent-style-name="Standard">
      <style:text-properties style:font-name="Chandas" fo:font-size="15pt" fo:language="zxx" fo:country="none" fo:font-weight="bold" officeooo:paragraph-rsid="00087974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5" style:family="paragraph" style:parent-style-name="Standard">
      <style:text-properties style:font-name="Chandas" fo:font-size="15pt" fo:language="zxx" fo:country="none" fo:font-weight="bold" officeooo:paragraph-rsid="000998a6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6" style:family="paragraph" style:parent-style-name="Standard">
      <style:text-properties style:font-name="Chandas" fo:font-size="15pt" fo:language="zxx" fo:country="none" fo:font-weight="bold" officeooo:paragraph-rsid="000a3ef3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7" style:family="paragraph" style:parent-style-name="Standard">
      <style:text-properties style:font-name="Chandas" fo:font-size="15pt" fo:language="zxx" fo:country="none" fo:font-weight="bold" officeooo:paragraph-rsid="000a8d11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8" style:family="paragraph" style:parent-style-name="Standard">
      <style:text-properties style:font-name="Chandas" fo:font-size="15pt" fo:language="zxx" fo:country="none" fo:font-weight="bold" officeooo:paragraph-rsid="000bd159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9" style:family="paragraph" style:parent-style-name="Standard">
      <style:text-properties style:font-name="Chandas" fo:font-size="15pt" fo:language="zxx" fo:country="none" fo:font-weight="bold" officeooo:rsid="000bd159" officeooo:paragraph-rsid="000bd159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10" style:family="paragraph" style:parent-style-name="Standard">
      <style:text-properties style:font-name="Chandas" fo:font-size="15pt" fo:language="zxx" fo:country="none" fo:font-weight="bold" officeooo:paragraph-rsid="000bfcc3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11" style:family="paragraph" style:parent-style-name="Standard">
      <style:text-properties style:font-name="Chandas" fo:font-size="15pt" fo:language="zxx" fo:country="none" style:text-underline-style="none" fo:font-weight="bold" officeooo:paragraph-rsid="00087974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12" style:family="paragraph">
      <loext:graphic-properties draw:fill="solid" draw:fill-color="#729fcf" draw:opacity="10%"/>
      <style:text-properties fo:font-size="12pt"/>
    </style:style>
    <style:style style:name="P13" style:family="paragraph">
      <loext:graphic-properties draw:fill="solid" draw:fill-color="#729fcf" draw:opacity="10%"/>
    </style:style>
    <style:style style:name="T1" style:family="text">
      <style:text-properties officeooo:rsid="000759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59d3" style:font-weight-asian="bold" style:font-weight-complex="bold"/>
    </style:style>
    <style:style style:name="T4" style:family="text">
      <style:text-properties fo:font-weight="bold" officeooo:rsid="000759d3" fo:background-color="#ffff00" loext:char-shading-value="0" style:font-weight-asian="bold" style:font-weight-complex="bold"/>
    </style:style>
    <style:style style:name="T5" style:family="text">
      <style:text-properties officeooo:rsid="00087974"/>
    </style:style>
    <style:style style:name="T6" style:family="text">
      <style:text-properties officeooo:rsid="000998a6"/>
    </style:style>
    <style:style style:name="T7" style:family="text">
      <style:text-properties officeooo:rsid="000998a6" fo:background-color="#ffff00" loext:char-shading-value="0"/>
    </style:style>
    <style:style style:name="T8" style:family="text">
      <style:text-properties officeooo:rsid="000a3ef3" fo:background-color="#ffff00" loext:char-shading-value="0"/>
    </style:style>
    <style:style style:name="T9" style:family="text">
      <style:text-properties officeooo:rsid="000a8d11" fo:background-color="#ffff00" loext:char-shading-value="0"/>
    </style:style>
    <style:style style:name="T10" style:family="text">
      <style:text-properties officeooo:rsid="00087974" fo:background-color="#ffff00" loext:char-shading-value="0"/>
    </style:style>
    <style:style style:name="T11" style:family="text">
      <style:text-properties officeooo:rsid="000759d3" fo:background-color="#ffff00" loext:char-shading-value="0"/>
    </style:style>
    <style:style style:name="T12" style:family="text">
      <style:text-properties officeooo:rsid="000bfcc3" fo:background-color="#ffff00" loext:char-shading-value="0"/>
    </style:style>
    <style:style style:name="T13" style:family="text">
      <style:text-properties officeooo:rsid="000cf5cd" fo:background-color="#ffff00" loext:char-shading-value="0"/>
    </style:style>
    <style:style style:name="T14" style:family="text">
      <style:text-properties officeooo:rsid="000cf5cd" fo:background-color="#ffff00" loext:char-shading-value="0"/>
    </style:style>
    <style:style style:name="T15" style:family="text">
      <style:text-properties officeooo:rsid="000a3ef3"/>
    </style:style>
    <style:style style:name="T16" style:family="text">
      <style:text-properties officeooo:rsid="000a8d11"/>
    </style:style>
    <style:style style:name="T17" style:family="text">
      <style:text-properties officeooo:rsid="000bd159"/>
    </style:style>
    <style:style style:name="T18" style:family="text">
      <style:text-properties officeooo:rsid="000bfcc3"/>
    </style:style>
    <style:style style:name="T19" style:family="text">
      <style:text-properties officeooo:rsid="000cf5cd"/>
    </style:style>
    <style:style style:name="T20" style:family="text">
      <style:text-properties officeooo:rsid="000db9f7"/>
    </style:style>
    <style:style style:name="gr1" style:family="graphic">
      <style:graphic-properties draw:fill="solid" draw:fill-color="#729fcf" draw:opacity="10%" draw:textarea-horizontal-align="justify" draw:textarea-vertical-align="middle" draw:auto-grow-height="false" fo:min-height="1.341cm" fo:min-width="10.636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729fcf" draw:opacity="10%" draw:textarea-horizontal-align="justify" draw:textarea-vertical-align="middle" draw:auto-grow-height="false" fo:min-height="1.402cm" fo:min-width="14.526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729fcf" draw:opacity="10%" draw:textarea-horizontal-align="justify" draw:textarea-vertical-align="middle" draw:auto-grow-height="false" fo:min-height="1.376cm" fo:min-width="8.149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729fcf" draw:opacity="10%" draw:textarea-horizontal-align="justify" draw:textarea-vertical-align="middle" draw:auto-grow-height="false" fo:min-height="1.298cm" fo:min-width="14.023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729fcf" draw:opacity="10%" draw:textarea-horizontal-align="justify" draw:textarea-vertical-align="middle" draw:auto-grow-height="false" fo:min-height="1.321cm" fo:min-width="6.959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729fcf" draw:opacity="10%" draw:textarea-horizontal-align="justify" draw:textarea-vertical-align="middle" draw:auto-grow-height="false" fo:min-height="7.001cm" fo:min-width="6.297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solid" draw:fill-color="#729fcf" draw:opacity="10%" draw:textarea-horizontal-align="justify" draw:textarea-vertical-align="middle" draw:auto-grow-height="false" fo:min-height="7.001cm" fo:min-width="6.071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solid" draw:fill-color="#729fcf" draw:opacity="10%" draw:textarea-horizontal-align="justify" draw:textarea-vertical-align="middle" draw:auto-grow-height="false" fo:min-height="2.651cm" fo:min-width="15.358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solid" draw:fill-color="#729fcf" draw:opacity="10%" draw:textarea-horizontal-align="justify" draw:textarea-vertical-align="middle" draw:auto-grow-height="false" fo:min-height="5.408cm" fo:min-width="16.999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solid" draw:fill-color="#729fcf" draw:opacity="10%" draw:textarea-horizontal-align="justify" draw:textarea-vertical-align="middle" draw:auto-grow-height="false" fo:min-height="6.853cm" fo:min-width="12.818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solid" draw:fill-color="#729fcf" draw:opacity="10%" draw:textarea-horizontal-align="justify" draw:textarea-vertical-align="middle" draw:auto-grow-height="false" fo:min-height="6.489cm" fo:min-width="12.818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="solid" draw:fill-color="#729fcf" draw:opacity="10%" draw:textarea-horizontal-align="justify" draw:textarea-vertical-align="middle" draw:auto-grow-height="false" fo:min-height="6.398cm" fo:min-width="15.358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solid" draw:fill-color="#729fcf" draw:opacity="10%" draw:textarea-horizontal-align="justify" draw:textarea-vertical-align="middle" draw:auto-grow-height="false" fo:min-height="10.416cm" fo:min-width="9.155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solid" draw:fill-color="#729fcf" draw:opacity="10%" draw:textarea-horizontal-align="justify" draw:textarea-vertical-align="middle" draw:auto-grow-height="false" fo:min-height="14.526cm" fo:min-width="10.689cm" draw:shadow-opacity="1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16" draw:name="Forma 18" draw:style-name="gr5" draw:text-style-name="P12" svg:width="6.959cm" svg:height="1.322cm" svg:x="-0.007cm" svg:y="0.007cm"><text:p/><draw:enhanced-geometry svg:viewBox="0 0 21600 21600" draw:type="rectangle" draw:enhanced-path="M 0 0 L 21600 0 21600 21600 0 21600 0 0 Z N"/></draw:custom-shape><draw:custom-shape text:anchor-type="paragraph" draw:z-index="17" draw:name="Forma 17" draw:style-name="gr4" draw:text-style-name="P12" svg:width="14.024cm" svg:height="1.299cm" svg:x="-0.007cm" svg:y="1.328cm"><text:p/><draw:enhanced-geometry svg:viewBox="0 0 21600 21600" draw:type="rectangle" draw:enhanced-path="M 0 0 L 21600 0 21600 21600 0 21600 0 0 Z N"/></draw:custom-shape>&lt;<text:span text:style-name="T1">meta charset="utf-8"</text:span>&gt; <text:span text:style-name="T11">Permet l'us d'accents</text:span></text:p>
      <text:p text:style-name="P1"><draw:custom-shape text:anchor-type="paragraph" draw:z-index="18" draw:name="Forma 19" draw:style-name="gr3" draw:text-style-name="P12" svg:width="8.15cm" svg:height="1.377cm" svg:x="-0.007cm" svg:y="1.286cm"><text:p/><draw:enhanced-geometry svg:viewBox="0 0 21600 21600" draw:type="rectangle" draw:enhanced-path="M 0 0 L 21600 0 21600 21600 0 21600 0 0 Z N"/></draw:custom-shape><text:span text:style-name="T2">&lt;</text:span><text:span text:style-name="T3">a href="</text:span><text:a xlink:type="simple" xlink:href="https://w3schools.com/" text:style-name="Internet_20_link" text:visited-style-name="Visited_20_Internet_20_Link"><text:span text:style-name="T3">https://w3schools.com/</text:span></text:a><text:span text:style-name="T3">"</text:span><text:span text:style-name="T2">&gt;</text:span><text:span text:style-name="T3">w3schools</text:span><text:span text:style-name="T2">&lt;/</text:span><text:span text:style-name="T3">a</text:span><text:span text:style-name="T2">&gt; </text:span><text:span text:style-name="T4">Link</text:span></text:p>
      <text:p text:style-name="P3"><draw:custom-shape text:anchor-type="paragraph" draw:z-index="19" draw:name="Forma 20" draw:style-name="gr2" draw:text-style-name="P12" svg:width="14.526cm" svg:height="1.403cm" svg:x="-0.007cm" svg:y="1.321cm"><text:p/><draw:enhanced-geometry svg:viewBox="0 0 21600 21600" draw:type="rectangle" draw:enhanced-path="M 0 0 L 21600 0 21600 21600 0 21600 0 0 Z N"/></draw:custom-shape>&lt;<text:span text:style-name="T1">p style="font-size: 40px;"</text:span>&gt; <text:span text:style-name="T11">Cambia el tamany del text</text:span></text:p>
      <text:p text:style-name="P3">&lt;<text:span text:style-name="T5">hr style="width:50%;text-align:left;margin-left:0"</text:span>&gt; <text:span text:style-name="T10">Barra</text:span></text:p>
      <text:p text:style-name="P3"><draw:custom-shape text:anchor-type="paragraph" draw:z-index="20" draw:name="Forma 21" draw:style-name="gr1" draw:text-style-name="P12" svg:width="10.637cm" svg:height="1.341cm" svg:x="-0.007cm" svg:y="0.042cm"><text:p/><draw:enhanced-geometry svg:viewBox="0 0 21600 21600" draw:type="rectangle" draw:enhanced-path="M 0 0 L 21600 0 21600 21600 0 21600 0 0 Z N"/></draw:custom-shape>&lt;<text:span text:style-name="T5">img src="imatge.png" width=30%</text:span>&gt; <text:span text:style-name="T10">Entrada d'imatge</text:span></text:p>
      <text:p text:style-name="P11"><draw:custom-shape text:anchor-type="paragraph" draw:z-index="15" draw:name="Forma 16" draw:style-name="gr6" draw:text-style-name="P13" svg:width="6.298cm" svg:height="7.002cm" svg:x="-0.06cm" svg:y="0.871cm"><text:p/><draw:enhanced-geometry svg:viewBox="0 0 21600 21600" draw:type="rectangle" draw:enhanced-path="M 0 0 L 21600 0 21600 21600 0 21600 0 0 Z N"/></draw:custom-shape></text:p>
      <text:p text:style-name="P4">&lt;<text:span text:style-name="T5">ul</text:span>&gt; <text:span text:style-name="T5">unordered list</text:span></text:p>
      <text:p text:style-name="P4"><text:tab/>&lt;<text:span text:style-name="T5">li</text:span>&gt;<text:span text:style-name="T5">Primer</text:span>&lt;/<text:span text:style-name="T5">li</text:span>&gt;</text:p>
      <text:p text:style-name="P4"><text:tab/>&lt;<text:span text:style-name="T5">li</text:span>&gt;<text:span text:style-name="T5">Segon</text:span>&lt;/<text:span text:style-name="T5">li</text:span>&gt;<text:tab/><text:span text:style-name="T10">Llista desordenada</text:span></text:p>
      <text:p text:style-name="P4"><text:tab/>&lt;<text:span text:style-name="T5">li</text:span>&gt;<text:span text:style-name="T5">Tercer</text:span>&lt;/<text:span text:style-name="T5">li</text:span>&gt; </text:p>
      <text:p text:style-name="P4">&lt;/<text:span text:style-name="T5">ul</text:span>&gt;</text:p>
      <text:p text:style-name="P4"><draw:custom-shape text:anchor-type="paragraph" draw:z-index="14" draw:name="Forma 15" draw:style-name="gr7" draw:text-style-name="P13" svg:width="6.072cm" svg:height="7.002cm" svg:x="-0.416cm" svg:y="1.189cm"><text:p/><draw:enhanced-geometry svg:viewBox="0 0 21600 21600" draw:type="rectangle" draw:enhanced-path="M 0 0 L 21600 0 21600 21600 0 21600 0 0 Z N"/></draw:custom-shape></text:p>
      <text:p text:style-name="P4">&lt;<text:span text:style-name="T5">ol</text:span>&gt;</text:p>
      <text:p text:style-name="P4"><text:tab/>&lt;<text:span text:style-name="T5">li</text:span>&gt;<text:span text:style-name="T5">Pas 1</text:span>&lt;/<text:span text:style-name="T5">li</text:span>&gt;</text:p>
      <text:p text:style-name="P4"><text:tab/>&lt;<text:span text:style-name="T5">li</text:span>&gt;<text:span text:style-name="T5">Pas 2</text:span>&lt;/<text:span text:style-name="T5">li&gt; </text:span><text:span text:style-name="T10">Llista ordenada</text:span></text:p>
      <text:p text:style-name="P4"><text:tab/>&lt;<text:span text:style-name="T5">li</text:span>&gt;<text:span text:style-name="T5">Pas 3</text:span>&lt;/<text:span text:style-name="T5">li</text:span>&gt;</text:p>
      <text:p text:style-name="P4">&lt;/<text:span text:style-name="T5">ol</text:span>&gt;</text:p>
      <text:p text:style-name="P5"/>
      <text:p text:style-name="P5"/>
      <text:p text:style-name="P5"><draw:custom-shape text:anchor-type="paragraph" draw:z-index="1" draw:name="Forma 2" draw:style-name="gr13" draw:text-style-name="P13" svg:width="9.155cm" svg:height="10.417cm" svg:x="-0.416cm" svg:y="0.046cm"><text:p/><draw:enhanced-geometry svg:viewBox="0 0 21600 21600" draw:type="rectangle" draw:enhanced-path="M 0 0 L 21600 0 21600 21600 0 21600 0 0 Z N"/></draw:custom-shape><text:soft-page-break/>&lt;<text:span text:style-name="T6">li</text:span>&gt;<text:span text:style-name="T6">Tema1:Resum</text:span></text:p>
      <text:p text:style-name="P4"><text:tab/>&lt;<text:span text:style-name="T6">li</text:span>&gt;</text:p>
      <text:p text:style-name="P5"><text:tab/><text:tab/>&lt;<text:span text:style-name="T6">dd</text:span>&gt;<text:span text:style-name="T6">Terme1</text:span>&lt;/<text:span text:style-name="T6">dd</text:span>&gt;</text:p>
      <text:p text:style-name="P5"><text:tab/><text:tab/>&lt;<text:span text:style-name="T6">dt</text:span>&gt;<text:span text:style-name="T6">definició 1</text:span>&lt;/<text:span text:style-name="T6">dt</text:span>&gt;</text:p>
      <text:p text:style-name="P5"><text:tab/><text:tab/>&lt;<text:span text:style-name="T6">dd</text:span>&gt;<text:span text:style-name="T6">Terme2</text:span>&lt;/<text:span text:style-name="T6">dd</text:span>&gt;<text:tab/><text:span text:style-name="T7">Llista amb definicions</text:span></text:p>
      <text:p text:style-name="P5"><text:tab/><text:tab/>&lt;<text:span text:style-name="T6">dt</text:span>&gt;<text:span text:style-name="T6">definició 2</text:span>&lt;/<text:span text:style-name="T6">dt</text:span>&gt;</text:p>
      <text:p text:style-name="P5"><text:tab/>&lt;/<text:span text:style-name="T6">li</text:span>&gt;</text:p>
      <text:p text:style-name="P5"><draw:custom-shape text:anchor-type="paragraph" draw:z-index="0" draw:name="Forma 1" draw:style-name="gr14" draw:text-style-name="P13" svg:width="10.69cm" svg:height="14.526cm" svg:x="-0.416cm" svg:y="1.316cm"><text:p/><draw:enhanced-geometry svg:viewBox="0 0 21600 21600" draw:type="rectangle" draw:enhanced-path="M 0 0 L 21600 0 21600 21600 0 21600 0 0 Z N"/></draw:custom-shape>&lt;/<text:span text:style-name="T6">li</text:span>&gt; </text:p>
      <text:p text:style-name="P5">&lt;<text:span text:style-name="T6">ol</text:span>&gt;</text:p>
      <text:p text:style-name="P5"><text:tab/>&lt;<text:span text:style-name="T6">li</text:span>&gt;<text:span text:style-name="T6">Maquinari</text:span></text:p>
      <text:p text:style-name="P5"><text:tab/><text:tab/>&lt;<text:span text:style-name="T6">ul</text:span>&gt;</text:p>
      <text:p text:style-name="P5"><text:tab/><text:tab/><text:tab/>&lt;<text:span text:style-name="T6">li</text:span>&gt;</text:p>
      <text:p text:style-name="P6"><text:tab/><text:tab/><text:tab/><text:tab/>&lt;<text:span text:style-name="T15">li</text:span>&gt;<text:span text:style-name="T15">Zenwich</text:span>&lt;/<text:span text:style-name="T15">li</text:span>&gt;<text:tab/> <text:span text:style-name="T8">Llista animada</text:span></text:p>
      <text:p text:style-name="P6"><text:tab/><text:tab/><text:tab/><text:tab/>&lt;<text:span text:style-name="T15">li</text:span>&gt;<text:span text:style-name="T15">Camió</text:span>&lt;/<text:span text:style-name="T15">li</text:span>&gt;</text:p>
      <text:p text:style-name="P5"><text:tab/><text:tab/><text:tab/>&lt;/<text:span text:style-name="T15">li</text:span>&gt;</text:p>
      <text:p text:style-name="P5"><text:tab/><text:tab/>&lt;/<text:span text:style-name="T6">ul</text:span>&gt;</text:p>
      <text:p text:style-name="P5"><text:tab/>&lt;/<text:span text:style-name="T6">li</text:span>&gt;</text:p>
      <text:p text:style-name="P6"><text:tab/>&lt;<text:span text:style-name="T15">li</text:span>&gt;<text:span text:style-name="T15">Ferramenta</text:span>&lt;/<text:span text:style-name="T15">li</text:span>&gt;</text:p>
      <text:p text:style-name="P5">&lt;/<text:span text:style-name="T6">ol</text:span>&gt;</text:p>
      <text:p text:style-name="P7"><draw:custom-shape text:anchor-type="paragraph" draw:z-index="5" draw:name="Forma 7" draw:style-name="gr8" draw:text-style-name="P13" svg:width="15.359cm" svg:height="2.652cm" svg:x="-0.31cm" svg:y="0.305cm"><text:p/><draw:enhanced-geometry svg:viewBox="0 0 21600 21600" draw:type="rectangle" draw:enhanced-path="M 0 0 L 21600 0 21600 21600 0 21600 0 0 Z N"/></draw:custom-shape><text:soft-page-break/>&lt;<text:span text:style-name="T16">label for="nom"</text:span>&gt;<text:span text:style-name="T16">Nombre: </text:span>&lt;/<text:span text:style-name="T16">label</text:span>&gt;</text:p>
      <text:p text:style-name="P7">&lt;<text:span text:style-name="T16">input type="text" id="nom"</text:span>&gt;<text:tab/><text:tab/><text:span text:style-name="T9">Etiquetes i inputs</text:span></text:p>
      <text:p text:style-name="P7"><draw:custom-shape text:anchor-type="paragraph" draw:z-index="4" draw:name="Forma 6" draw:style-name="gr8" draw:text-style-name="P13" svg:width="15.359cm" svg:height="2.652cm" svg:x="-0.31cm" svg:y="0.275cm"><text:p/><draw:enhanced-geometry svg:viewBox="0 0 21600 21600" draw:type="rectangle" draw:enhanced-path="M 0 0 L 21600 0 21600 21600 0 21600 0 0 Z N"/></draw:custom-shape>&lt;<text:span text:style-name="T16">label for="email"</text:span>&gt;<text:span text:style-name="T16">Email: &lt;/label&gt;</text:span></text:p>
      <text:p text:style-name="P7">&lt;<text:span text:style-name="T16">input type="mail" id="email"</text:span>&gt;</text:p>
      <text:p text:style-name="P7"><draw:custom-shape text:anchor-type="paragraph" draw:z-index="3" draw:name="Forma 5" draw:style-name="gr12" draw:text-style-name="P13" svg:width="15.359cm" svg:height="6.398cm" svg:x="-0.31cm" svg:y="0.245cm"><text:p/><draw:enhanced-geometry svg:viewBox="0 0 21600 21600" draw:type="rectangle" draw:enhanced-path="M 0 0 L 21600 0 21600 21600 0 21600 0 0 Z N"/></draw:custom-shape>&lt;<text:span text:style-name="T16">label for="sexo"</text:span>&gt;<text:span text:style-name="T16">Sexo: </text:span>&lt;/<text:span text:style-name="T16">label</text:span>&gt;</text:p>
      <text:p text:style-name="P7">&lt;<text:span text:style-name="T16">input type="radio" id="sexo"</text:span>&gt;</text:p>
      <text:p text:style-name="P7">&lt;<text:span text:style-name="T16">label for="hom"</text:span>&gt;<text:span text:style-name="T16">Hombre: </text:span>&lt;/<text:span text:style-name="T16">label</text:span>&gt;</text:p>
      <text:p text:style-name="P7">&lt;<text:span text:style-name="T16">input type="radio" id="hom"</text:span>&gt;</text:p>
      <text:p text:style-name="P7"><draw:custom-shape text:anchor-type="paragraph" draw:z-index="2" draw:name="Forma 3" draw:style-name="gr8" draw:text-style-name="P13" svg:width="15.359cm" svg:height="2.652cm" svg:x="-0.31cm" svg:y="1.281cm"><text:p/><draw:enhanced-geometry svg:viewBox="0 0 21600 21600" draw:type="rectangle" draw:enhanced-path="M 0 0 L 21600 0 21600 21600 0 21600 0 0 Z N"/></draw:custom-shape>&lt;<text:span text:style-name="T16">label for="muj"</text:span>&gt;<text:span text:style-name="T16">Mujer: </text:span>&lt;/<text:span text:style-name="T16">label</text:span>&gt;</text:p>
      <text:p text:style-name="P7">&lt;<text:span text:style-name="T16">input type="checkbox" id="da" </text:span><text:span text:style-name="T17">checked</text:span>&gt;</text:p>
      <text:p text:style-name="P7"><draw:custom-shape text:anchor-type="paragraph" draw:z-index="6" draw:name="Forma 8" draw:style-name="gr8" draw:text-style-name="P13" svg:width="15.359cm" svg:height="2.652cm" svg:x="-0.31cm" svg:y="1.251cm"><text:p/><draw:enhanced-geometry svg:viewBox="0 0 21600 21600" draw:type="rectangle" draw:enhanced-path="M 0 0 L 21600 0 21600 21600 0 21600 0 0 Z N"/></draw:custom-shape>&lt;<text:span text:style-name="T16">label for="da"</text:span>&gt;<text:span text:style-name="T16">Deseo recibir información</text:span>&lt;/<text:span text:style-name="T16">label</text:span>&gt;</text:p>
      <text:p text:style-name="P8">&lt;<text:span text:style-name="T17">label for="url"</text:span>&gt;<text:span text:style-name="T17">URL: </text:span>&lt;/<text:span text:style-name="T17">label</text:span>&gt;</text:p>
      <text:p text:style-name="P8"><draw:custom-shape text:anchor-type="paragraph" draw:z-index="7" draw:name="Forma 9" draw:style-name="gr8" draw:text-style-name="P13" svg:width="15.359cm" svg:height="2.652cm" svg:x="-0.31cm" svg:y="1.221cm"><text:p/><draw:enhanced-geometry svg:viewBox="0 0 21600 21600" draw:type="rectangle" draw:enhanced-path="M 0 0 L 21600 0 21600 21600 0 21600 0 0 Z N"/></draw:custom-shape>&lt;<text:span text:style-name="T17">input type"url" id="url" value="Indique su página"&gt;</text:span></text:p>
      <text:p text:style-name="P9">&lt;label for="fecha"&gt;Fecha: &lt;/label&gt;</text:p>
      <text:p text:style-name="P9"><draw:custom-shape text:anchor-type="paragraph" draw:z-index="8" draw:name="Forma 10" draw:style-name="gr8" draw:text-style-name="P13" svg:width="15.359cm" svg:height="2.652cm" svg:x="-0.31cm" svg:y="1.191cm"><text:p/><draw:enhanced-geometry svg:viewBox="0 0 21600 21600" draw:type="rectangle" draw:enhanced-path="M 0 0 L 21600 0 21600 21600 0 21600 0 0 Z N"/></draw:custom-shape>&lt;input type="date" id="fecha"&gt;</text:p>
      <text:p text:style-name="P9">&lt;label for="tiempo"&gt;Tiempo: &lt;/label&gt;</text:p>
      <text:p text:style-name="P9"><draw:custom-shape text:anchor-type="paragraph" draw:z-index="9" draw:name="Forma 11" draw:style-name="gr8" draw:text-style-name="P13" svg:width="15.359cm" svg:height="2.652cm" svg:x="-0.31cm" svg:y="1.161cm"><text:p/><draw:enhanced-geometry svg:viewBox="0 0 21600 21600" draw:type="rectangle" draw:enhanced-path="M 0 0 L 21600 0 21600 21600 0 21600 0 0 Z N"/></draw:custom-shape>&lt;input type="time" id="tiempo"&gt;</text:p>
      <text:p text:style-name="P9">&lt;label for="fechay"&gt;Fecha y Hora: &lt;/label&gt;</text:p>
      <text:p text:style-name="P9">&lt;input type="datetime-local" id="fechay"&gt;</text:p>
      <text:p text:style-name="P3"><draw:custom-shape text:anchor-type="paragraph" draw:z-index="10" draw:name="Forma 4" draw:style-name="gr11" draw:text-style-name="P13" svg:width="12.819cm" svg:height="6.49cm" svg:x="-0.31cm" svg:y="0.058cm"><text:p/><draw:enhanced-geometry svg:viewBox="0 0 21600 21600" draw:type="rectangle" draw:enhanced-path="M 0 0 L 21600 0 21600 21600 0 21600 0 0 Z N"/></draw:custom-shape><text:soft-page-break/>&lt;<text:span text:style-name="T17">select</text:span>&gt;</text:p>
      <text:p text:style-name="P8"><text:tab/>&lt;<text:span text:style-name="T17">option value="1"</text:span>&gt;<text:span text:style-name="T17">Opció 1</text:span>&lt;/<text:span text:style-name="T17">option</text:span>&gt;</text:p>
      <text:p text:style-name="P8"><text:tab/>&lt;<text:span text:style-name="T17">option value="2"</text:span>&gt;<text:span text:style-name="T17">Opció 2</text:span>&lt;/<text:span text:style-name="T17">option</text:span>&gt;<text:tab/><text:span text:style-name="T12">Sel·leccionador</text:span></text:p>
      <text:p text:style-name="P8"><text:tab/>&lt;<text:span text:style-name="T17">option value="3"</text:span>&gt;<text:span text:style-name="T17">Opció 3</text:span>&lt;/<text:span text:style-name="T17">option</text:span>&gt;</text:p>
      <text:p text:style-name="P8"><draw:custom-shape text:anchor-type="paragraph" draw:z-index="11" draw:name="Forma 12" draw:style-name="gr10" draw:text-style-name="P13" svg:width="12.819cm" svg:height="6.853cm" svg:x="-0.31cm" svg:y="1.185cm"><text:p/><draw:enhanced-geometry svg:viewBox="0 0 21600 21600" draw:type="rectangle" draw:enhanced-path="M 0 0 L 21600 0 21600 21600 0 21600 0 0 Z N"/></draw:custom-shape>&lt;/<text:span text:style-name="T17">select</text:span>&gt;</text:p>
      <text:p text:style-name="P10">&lt;<text:span text:style-name="T18">fieldset</text:span>&gt;</text:p>
      <text:p text:style-name="P10"><text:tab/>&lt;<text:span text:style-name="T18">legend</text:span>&gt;<text:span text:style-name="T18">Títol del Quadre</text:span>&lt;/<text:span text:style-name="T18">legend</text:span>&gt;</text:p>
      <text:p text:style-name="P10"><text:tab/>&lt;<text:span text:style-name="T18">label for="free"</text:span>&gt;<text:span text:style-name="T18">I'm Free</text:span>&lt;/<text:span text:style-name="T18">label</text:span>&gt;<text:tab/><text:tab/><text:span text:style-name="T12">Requadre</text:span></text:p>
      <text:p text:style-name="P10"><text:tab/>&lt;<text:span text:style-name="T18">input type="checkbox" id="free"</text:span>&gt;</text:p>
      <text:p text:style-name="P10"><draw:custom-shape text:anchor-type="paragraph" draw:z-index="12" draw:name="Forma 13" draw:style-name="gr9" draw:text-style-name="P13" svg:width="16.999cm" svg:height="5.409cm" svg:x="-0.31cm" svg:y="1.335cm"><text:p/><draw:enhanced-geometry svg:viewBox="0 0 21600 21600" draw:type="rectangle" draw:enhanced-path="M 0 0 L 21600 0 21600 21600 0 21600 0 0 Z N"/></draw:custom-shape>&lt;/<text:span text:style-name="T18">fieldset</text:span>&gt;</text:p>
      <text:p text:style-name="P10">&lt;<text:span text:style-name="T18">label for="si"</text:span>&gt;<text:span text:style-name="T18">Si deseas mandar un comentario</text:span>&lt;/<text:span text:style-name="T18">label</text:span>&gt;</text:p>
      <text:p text:style-name="P10">&lt;<text:span text:style-name="T18">textarea name="text" id="text" cols="60" rows="10" placeholder="Escribe tu comentario"</text:span>&gt;&lt;/<text:span text:style-name="T18">textarea</text:span>&gt;</text:p>
      <text:p text:style-name="P10"><text:tab/><text:tab/><text:tab/><text:tab/><text:tab/><text:tab/><text:tab/><text:tab/><text:tab/><text:span text:style-name="T12">Requadre de text</text:span></text:p>
      <text:p text:style-name="P10"><draw:custom-shape text:anchor-type="paragraph" draw:z-index="13" draw:name="Forma 14" draw:style-name="gr8" draw:text-style-name="P13" svg:width="15.359cm" svg:height="2.652cm" svg:x="-0.31cm" svg:y="0.041cm"><text:p/><draw:enhanced-geometry svg:viewBox="0 0 21600 21600" draw:type="rectangle" draw:enhanced-path="M 0 0 L 21600 0 21600 21600 0 21600 0 0 Z N"/></draw:custom-shape>&lt;<text:span text:style-name="T19">label for="en"</text:span>&gt;<text:span text:style-name="T19">Enviar formulario</text:span>&lt;/<text:span text:style-name="T19">label</text:span>&gt;<text:tab/><text:tab/><text:tab/><text:span text:style-name="T14">Submit</text:span></text:p>
      <text:p text:style-name="P10">&lt;<text:span text:style-name="T19">input type="submit" value="</text:span><text:span text:style-name="T20">E</text:span><text:span text:style-name="T19">nviar por correo"</text:span>&gt;</text:p>
      <text:p text:style-name="P2"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23:42:19.132195744</meta:creation-date>
    <dc:date>2021-11-03T01:17:13.065287311</dc:date>
    <meta:editing-duration>PT12M</meta:editing-duration>
    <meta:editing-cycles>4</meta:editing-cycles>
    <meta:generator>LibreOffice/7.2.2.2$Linux_X86_64 LibreOffice_project/20$Build-2</meta:generator>
    <meta:document-statistic meta:table-count="0" meta:image-count="0" meta:object-count="0" meta:page-count="4" meta:paragraph-count="69" meta:word-count="186" meta:character-count="1923" meta:non-whitespace-character-count="1736"/>
  </office:meta>
</office:document-meta>
</file>